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12.839609054204" calcext:value-type="float">
            <text:p>912.8396090542</text:p>
          </table:table-cell>
          <table:table-cell/>
          <table:table-cell table:style-name="ce3" office:value-type="float" office:value="912.839609054204" calcext:value-type="float">
            <text:p>912.8396090542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839609054204" calcext:value-type="float">
            <text:p>912.8396090542</text:p>
          </table:table-cell>
          <table:table-cell/>
          <table:table-cell table:style-name="ce4" table:formula="of:=[.F21]" office:value-type="float" office:value="912.839609054204" calcext:value-type="float">
            <text:p>912.8396090542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291.77449850142" calcext:value-type="float">
            <text:p>3291.7744985014</text:p>
          </table:table-cell>
          <table:table-cell/>
          <table:table-cell table:style-name="ce3" office:value-type="float" office:value="3291.77449850142" calcext:value-type="float">
            <text:p>3291.7744985014</text:p>
          </table:table-cell>
          <table:table-cell/>
          <table:table-cell table:formula="of:=[.D10]/[.F10]" office:value-type="float" office:value="1" calcext:value-type="float">
            <text:p>1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91.77449850142" calcext:value-type="float">
            <text:p>3291.7744985014</text:p>
          </table:table-cell>
          <table:table-cell/>
          <table:table-cell table:style-name="ce4" table:formula="of:=[.F22]" office:value-type="float" office:value="3291.77449850142" calcext:value-type="float">
            <text:p>3291.7744985014</text:p>
          </table:table-cell>
          <table:table-cell/>
          <table:table-cell table:formula="of:=[.M10]/[.O10]" office:value-type="float" office:value="1" calcext:value-type="float">
            <text:p>1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33516225345423" calcext:value-type="float">
            <text:p>-0.2335162253</text:p>
          </table:table-cell>
          <table:table-cell/>
          <table:table-cell table:style-name="ce3" office:value-type="float" office:value="-0.233516225345423" calcext:value-type="float">
            <text:p>-0.2335162253</text:p>
          </table:table-cell>
          <table:table-cell/>
          <table:table-cell table:formula="of:=[.D12]/[.F12]" office:value-type="float" office:value="1" calcext:value-type="float">
            <text:p>1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3516225345423" calcext:value-type="float">
            <text:p>-0.2335162253</text:p>
          </table:table-cell>
          <table:table-cell/>
          <table:table-cell table:style-name="ce4" table:formula="of:=[.F24]" office:value-type="float" office:value="-0.233516225345423" calcext:value-type="float">
            <text:p>-0.2335162253</text:p>
          </table:table-cell>
          <table:table-cell/>
          <table:table-cell table:formula="of:=[.M12]/[.O12]" office:value-type="float" office:value="1" calcext:value-type="float">
            <text:p>1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39980267312848" calcext:value-type="float">
            <text:p>0.0639980267</text:p>
          </table:table-cell>
          <table:table-cell/>
          <table:table-cell table:style-name="ce3" office:value-type="float" office:value="0.0639980267312848" calcext:value-type="float">
            <text:p>0.0639980267</text:p>
          </table:table-cell>
          <table:table-cell/>
          <table:table-cell table:formula="of:=[.D13]/[.F13]" office:value-type="float" office:value="1" calcext:value-type="float">
            <text:p>1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39980267312848" calcext:value-type="float">
            <text:p>0.0639980267</text:p>
          </table:table-cell>
          <table:table-cell/>
          <table:table-cell table:style-name="ce4" table:formula="of:=[.F25]" office:value-type="float" office:value="0.0639980267312848" calcext:value-type="float">
            <text:p>0.0639980267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839609054204" calcext:value-type="float">
            <text:p>912.8396090542</text:p>
          </table:table-cell>
          <table:table-cell/>
          <table:table-cell table:style-name="ce3" office:value-type="float" office:value="912.839609054204" calcext:value-type="float">
            <text:p>912.8396090542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839609054204" calcext:value-type="float">
            <text:p>912.8396090542</text:p>
          </table:table-cell>
          <table:table-cell/>
          <table:table-cell table:style-name="ce4" table:formula="of:=[.F33]" office:value-type="float" office:value="912.839609054204" calcext:value-type="float">
            <text:p>912.8396090542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1.77449850142" calcext:value-type="float">
            <text:p>3291.7744985014</text:p>
          </table:table-cell>
          <table:table-cell/>
          <table:table-cell table:style-name="ce3" office:value-type="float" office:value="3291.77449850142" calcext:value-type="float">
            <text:p>3291.7744985014</text:p>
          </table:table-cell>
          <table:table-cell/>
          <table:table-cell table:formula="of:=[.D22]/[.F22]" office:value-type="float" office:value="1" calcext:value-type="float">
            <text:p>1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91.77449850142" calcext:value-type="float">
            <text:p>3291.7744985014</text:p>
          </table:table-cell>
          <table:table-cell/>
          <table:table-cell table:style-name="ce4" table:formula="of:=[.F34]" office:value-type="float" office:value="3291.77449850142" calcext:value-type="float">
            <text:p>3291.7744985014</text:p>
          </table:table-cell>
          <table:table-cell/>
          <table:table-cell table:formula="of:=[.M22]/[.O22]" office:value-type="float" office:value="1" calcext:value-type="float">
            <text:p>1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3516225345423" calcext:value-type="float">
            <text:p>-0.2335162253</text:p>
          </table:table-cell>
          <table:table-cell/>
          <table:table-cell table:style-name="ce3" office:value-type="float" office:value="-0.233516225345423" calcext:value-type="float">
            <text:p>-0.2335162253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3516225345423" calcext:value-type="float">
            <text:p>-0.2335162253</text:p>
          </table:table-cell>
          <table:table-cell/>
          <table:table-cell table:style-name="ce4" table:formula="of:=[.F36]" office:value-type="float" office:value="-0.233516225345423" calcext:value-type="float">
            <text:p>-0.2335162253</text:p>
          </table:table-cell>
          <table:table-cell/>
          <table:table-cell table:formula="of:=[.M24]/[.O24]" office:value-type="float" office:value="1" calcext:value-type="float">
            <text:p>1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39980267312848" calcext:value-type="float">
            <text:p>0.0639980267</text:p>
          </table:table-cell>
          <table:table-cell/>
          <table:table-cell table:style-name="ce3" office:value-type="float" office:value="0.0639980267312848" calcext:value-type="float">
            <text:p>0.0639980267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39980267312848" calcext:value-type="float">
            <text:p>0.0639980267</text:p>
          </table:table-cell>
          <table:table-cell/>
          <table:table-cell table:style-name="ce4" table:formula="of:=[.F37]" office:value-type="float" office:value="0.0639980267312848" calcext:value-type="float">
            <text:p>0.0639980267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839609054204" calcext:value-type="float">
            <text:p>912.8396090542</text:p>
          </table:table-cell>
          <table:table-cell/>
          <table:table-cell table:style-name="ce3" office:value-type="float" office:value="912.839609054204" calcext:value-type="float">
            <text:p>912.8396090542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12.839609054204" calcext:value-type="float">
            <text:p>912.8396090542</text:p>
          </table:table-cell>
          <table:table-cell/>
          <table:table-cell table:style-name="ce4" table:formula="of:=[.F21]" office:value-type="float" office:value="912.839609054204" calcext:value-type="float">
            <text:p>912.8396090542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1.77449850142" calcext:value-type="float">
            <text:p>3291.7744985014</text:p>
          </table:table-cell>
          <table:table-cell/>
          <table:table-cell table:style-name="ce3" office:value-type="float" office:value="3291.77449850142" calcext:value-type="float">
            <text:p>3291.7744985014</text:p>
          </table:table-cell>
          <table:table-cell/>
          <table:table-cell table:formula="of:=[.D34]/[.F34]" office:value-type="float" office:value="1" calcext:value-type="float">
            <text:p>1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291.77449850142" calcext:value-type="float">
            <text:p>3291.7744985014</text:p>
          </table:table-cell>
          <table:table-cell/>
          <table:table-cell table:style-name="ce4" table:formula="of:=[.F22]" office:value-type="float" office:value="3291.77449850142" calcext:value-type="float">
            <text:p>3291.7744985014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3516225345423" calcext:value-type="float">
            <text:p>-0.2335162253</text:p>
          </table:table-cell>
          <table:table-cell/>
          <table:table-cell table:style-name="ce3" office:value-type="float" office:value="-0.233516225345423" calcext:value-type="float">
            <text:p>-0.2335162253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233516225345423" calcext:value-type="float">
            <text:p>-0.2335162253</text:p>
          </table:table-cell>
          <table:table-cell/>
          <table:table-cell table:style-name="ce4" table:formula="of:=[.F24]" office:value-type="float" office:value="-0.233516225345423" calcext:value-type="float">
            <text:p>-0.2335162253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39980267312848" calcext:value-type="float">
            <text:p>0.0639980267</text:p>
          </table:table-cell>
          <table:table-cell/>
          <table:table-cell table:style-name="ce3" office:value-type="float" office:value="0.0639980267312848" calcext:value-type="float">
            <text:p>0.0639980267</text:p>
          </table:table-cell>
          <table:table-cell/>
          <table:table-cell table:formula="of:=[.D37]/[.F37]" office:value-type="float" office:value="1" calcext:value-type="float">
            <text:p>1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639980267312848" calcext:value-type="float">
            <text:p>0.0639980267</text:p>
          </table:table-cell>
          <table:table-cell/>
          <table:table-cell table:style-name="ce4" table:formula="of:=[.F25]" office:value-type="float" office:value="0.0639980267312848" calcext:value-type="float">
            <text:p>0.0639980267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839609054204" calcext:value-type="float">
            <text:p>912.8396090542</text:p>
          </table:table-cell>
          <table:table-cell/>
          <table:table-cell table:style-name="ce3" office:value-type="float" office:value="912.839609054204" calcext:value-type="float">
            <text:p>912.8396090542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839609054204" calcext:value-type="float">
            <text:p>912.8396090542</text:p>
          </table:table-cell>
          <table:table-cell/>
          <table:table-cell table:style-name="ce4" table:formula="of:=[.F45]" office:value-type="float" office:value="912.839609054204" calcext:value-type="float">
            <text:p>912.8396090542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1.77449850142" calcext:value-type="float">
            <text:p>3291.7744985014</text:p>
          </table:table-cell>
          <table:table-cell/>
          <table:table-cell table:style-name="ce3" office:value-type="float" office:value="3291.77449850142" calcext:value-type="float">
            <text:p>3291.7744985014</text:p>
          </table:table-cell>
          <table:table-cell/>
          <table:table-cell table:formula="of:=[.D46]/[.F46]" office:value-type="float" office:value="1" calcext:value-type="float">
            <text:p>1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91.77449850142" calcext:value-type="float">
            <text:p>3291.7744985014</text:p>
          </table:table-cell>
          <table:table-cell/>
          <table:table-cell table:style-name="ce4" table:formula="of:=[.F46]" office:value-type="float" office:value="3291.77449850142" calcext:value-type="float">
            <text:p>3291.7744985014</text:p>
          </table:table-cell>
          <table:table-cell/>
          <table:table-cell table:formula="of:=[.M46]/[.O46]" office:value-type="float" office:value="1" calcext:value-type="float">
            <text:p>1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3516225345423" calcext:value-type="float">
            <text:p>-0.2335162253</text:p>
          </table:table-cell>
          <table:table-cell/>
          <table:table-cell table:style-name="ce3" office:value-type="float" office:value="-0.233516225345423" calcext:value-type="float">
            <text:p>-0.2335162253</text:p>
          </table:table-cell>
          <table:table-cell/>
          <table:table-cell table:formula="of:=[.D48]/[.F48]" office:value-type="float" office:value="1" calcext:value-type="float">
            <text:p>1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3516225345423" calcext:value-type="float">
            <text:p>-0.2335162253</text:p>
          </table:table-cell>
          <table:table-cell/>
          <table:table-cell table:style-name="ce4" table:formula="of:=[.F48]" office:value-type="float" office:value="-0.233516225345423" calcext:value-type="float">
            <text:p>-0.2335162253</text:p>
          </table:table-cell>
          <table:table-cell/>
          <table:table-cell table:formula="of:=[.M48]/[.O48]" office:value-type="float" office:value="1" calcext:value-type="float">
            <text:p>1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39980267312848" calcext:value-type="float">
            <text:p>0.0639980267</text:p>
          </table:table-cell>
          <table:table-cell/>
          <table:table-cell table:style-name="ce3" office:value-type="float" office:value="0.0639980267312848" calcext:value-type="float">
            <text:p>0.0639980267</text:p>
          </table:table-cell>
          <table:table-cell/>
          <table:table-cell table:formula="of:=[.D49]/[.F49]" office:value-type="float" office:value="1" calcext:value-type="float">
            <text:p>1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39980267312848" calcext:value-type="float">
            <text:p>0.0639980267</text:p>
          </table:table-cell>
          <table:table-cell/>
          <table:table-cell table:style-name="ce4" table:formula="of:=[.F49]" office:value-type="float" office:value="0.0639980267312848" calcext:value-type="float">
            <text:p>0.0639980267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839609054204" calcext:value-type="float">
            <text:p>912.8396090542</text:p>
          </table:table-cell>
          <table:table-cell/>
          <table:table-cell table:style-name="ce4" table:formula="of:=[.F33]" office:value-type="float" office:value="912.839609054204" calcext:value-type="float">
            <text:p>912.8396090542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291.77449850142" calcext:value-type="float">
            <text:p>3291.7744985014</text:p>
          </table:table-cell>
          <table:table-cell/>
          <table:table-cell table:style-name="ce4" table:formula="of:=[.F34]" office:value-type="float" office:value="3291.77449850142" calcext:value-type="float">
            <text:p>3291.7744985014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33516225345423" calcext:value-type="float">
            <text:p>-0.2335162253</text:p>
          </table:table-cell>
          <table:table-cell/>
          <table:table-cell table:style-name="ce4" table:formula="of:=[.F36]" office:value-type="float" office:value="-0.233516225345423" calcext:value-type="float">
            <text:p>-0.2335162253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639980267312848" calcext:value-type="float">
            <text:p>0.0639980267</text:p>
          </table:table-cell>
          <table:table-cell/>
          <table:table-cell table:style-name="ce4" table:formula="of:=[.F37]" office:value-type="float" office:value="0.0639980267312848" calcext:value-type="float">
            <text:p>0.0639980267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839609054204" calcext:value-type="float">
            <text:p>912.8396090542</text:p>
          </table:table-cell>
          <table:table-cell/>
          <table:table-cell table:style-name="ce4" table:formula="of:=[.F21]" office:value-type="float" office:value="912.839609054204" calcext:value-type="float">
            <text:p>912.8396090542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291.77449850142" calcext:value-type="float">
            <text:p>3291.7744985014</text:p>
          </table:table-cell>
          <table:table-cell/>
          <table:table-cell table:style-name="ce4" table:formula="of:=[.F22]" office:value-type="float" office:value="3291.77449850142" calcext:value-type="float">
            <text:p>3291.7744985014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33516225345423" calcext:value-type="float">
            <text:p>-0.2335162253</text:p>
          </table:table-cell>
          <table:table-cell/>
          <table:table-cell table:style-name="ce4" table:formula="of:=[.F24]" office:value-type="float" office:value="-0.233516225345423" calcext:value-type="float">
            <text:p>-0.2335162253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639980267312848" calcext:value-type="float">
            <text:p>0.0639980267</text:p>
          </table:table-cell>
          <table:table-cell/>
          <table:table-cell table:style-name="ce4" table:formula="of:=[.F25]" office:value-type="float" office:value="0.0639980267312848" calcext:value-type="float">
            <text:p>0.0639980267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20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6.80400225283" calcext:value-type="float">
            <text:p>846.8040022528</text:p>
          </table:table-cell>
          <table:table-cell/>
          <table:table-cell table:style-name="ce3" office:value-type="float" office:value="846.804002252829" calcext:value-type="float">
            <text:p>846.8040022528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46.804002252829" calcext:value-type="float">
            <text:p>846.8040022528</text:p>
          </table:table-cell>
          <table:table-cell/>
          <table:table-cell table:style-name="ce4" table:formula="of:=[.F21]" office:value-type="float" office:value="846.804002258481" calcext:value-type="float">
            <text:p>846.8040022585</text:p>
          </table:table-cell>
          <table:table-cell/>
          <table:table-cell table:formula="of:=[.M9]/[.O9]" office:value-type="float" office:value="0.999999999993326" calcext:value-type="float">
            <text:p>1</text:p>
          </table:table-cell>
          <table:table-cell table:formula="of:=[.M9]-[.O9]" office:value-type="float" office:value="-0.00000000565194113733014" calcext:value-type="float">
            <text:p>-5.65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233.36201115203" calcext:value-type="float">
            <text:p>3233.362011152</text:p>
          </table:table-cell>
          <table:table-cell/>
          <table:table-cell table:style-name="ce3" office:value-type="float" office:value="3233.36201115203" calcext:value-type="float">
            <text:p>3233.362011152</text:p>
          </table:table-cell>
          <table:table-cell/>
          <table:table-cell table:formula="of:=[.D10]/[.F10]" office:value-type="float" office:value="1" calcext:value-type="float">
            <text:p>1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33.36201115203" calcext:value-type="float">
            <text:p>3233.362011152</text:p>
          </table:table-cell>
          <table:table-cell/>
          <table:table-cell table:style-name="ce4" table:formula="of:=[.F22]" office:value-type="float" office:value="3233.3620111725" calcext:value-type="float">
            <text:p>3233.3620111725</text:p>
          </table:table-cell>
          <table:table-cell/>
          <table:table-cell table:formula="of:=[.M10]/[.O10]" office:value-type="float" office:value="0.999999999993669" calcext:value-type="float">
            <text:p>1</text:p>
          </table:table-cell>
          <table:table-cell table:formula="of:=[.M10]-[.O10]" office:value-type="float" office:value="-0.0000000204699972528033" calcext:value-type="float">
            <text:p>-2.05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427182914115124" calcext:value-type="float">
            <text:p>-0.4271829141</text:p>
          </table:table-cell>
          <table:table-cell/>
          <table:table-cell table:style-name="ce3" office:value-type="float" office:value="-0.427182914115127" calcext:value-type="float">
            <text:p>-0.4271829141</text:p>
          </table:table-cell>
          <table:table-cell/>
          <table:table-cell table:formula="of:=[.D12]/[.F12]" office:value-type="float" office:value="0.999999999999993" calcext:value-type="float">
            <text:p>1</text:p>
          </table:table-cell>
          <table:table-cell table:formula="of:=[.D12]-[.F12]" office:value-type="float" office:value="2.99760216648792E-015" calcext:value-type="float">
            <text:p>2.99760216648792E-01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427182914115127" calcext:value-type="float">
            <text:p>-0.4271829141</text:p>
          </table:table-cell>
          <table:table-cell/>
          <table:table-cell table:style-name="ce4" table:formula="of:=[.F24]" office:value-type="float" office:value="-0.427182914118295" calcext:value-type="float">
            <text:p>-0.4271829141</text:p>
          </table:table-cell>
          <table:table-cell/>
          <table:table-cell table:formula="of:=[.M12]/[.O12]" office:value-type="float" office:value="0.999999999992584" calcext:value-type="float">
            <text:p>1</text:p>
          </table:table-cell>
          <table:table-cell table:formula="of:=[.M12]-[.O12]" office:value-type="float" office:value="0.00000000000316796588961665" calcext:value-type="float">
            <text:p>3.17E-01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65438320503782" calcext:value-type="float">
            <text:p>-0.654383205</text:p>
          </table:table-cell>
          <table:table-cell/>
          <table:table-cell table:style-name="ce3" office:value-type="float" office:value="-0.654383205037831" calcext:value-type="float">
            <text:p>-0.654383205</text:p>
          </table:table-cell>
          <table:table-cell/>
          <table:table-cell table:formula="of:=[.D13]/[.F13]" office:value-type="float" office:value="0.999999999999983" calcext:value-type="float">
            <text:p>1</text:p>
          </table:table-cell>
          <table:table-cell table:formula="of:=[.D13]-[.F13]" office:value-type="float" office:value="0.0000000000000111022302462516" calcext:value-type="float">
            <text:p>1.11022302462516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654383205037831" calcext:value-type="float">
            <text:p>-0.654383205</text:p>
          </table:table-cell>
          <table:table-cell/>
          <table:table-cell table:style-name="ce4" table:formula="of:=[.F25]" office:value-type="float" office:value="-0.654383205056747" calcext:value-type="float">
            <text:p>-0.6543832051</text:p>
          </table:table-cell>
          <table:table-cell/>
          <table:table-cell table:formula="of:=[.M13]/[.O13]" office:value-type="float" office:value="0.999999999971093" calcext:value-type="float">
            <text:p>1</text:p>
          </table:table-cell>
          <table:table-cell table:formula="of:=[.M13]-[.O13]" office:value-type="float" office:value="0.0000000000189159798935634" calcext:value-type="float">
            <text:p>1.89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6.80400225283" calcext:value-type="float">
            <text:p>846.8040022528</text:p>
          </table:table-cell>
          <table:table-cell/>
          <table:table-cell table:style-name="ce3" office:value-type="float" office:value="846.804002258481" calcext:value-type="float">
            <text:p>846.8040022585</text:p>
          </table:table-cell>
          <table:table-cell/>
          <table:table-cell table:formula="of:=[.D21]/[.F21]" office:value-type="float" office:value="0.999999999993327" calcext:value-type="float">
            <text:p>1</text:p>
          </table:table-cell>
          <table:table-cell table:formula="of:=[.D21]-[.F21]" office:value-type="float" office:value="-0.00000000565103164262837" calcext:value-type="float">
            <text:p>-5.65103164262837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46.804002252829" calcext:value-type="float">
            <text:p>846.8040022528</text:p>
          </table:table-cell>
          <table:table-cell/>
          <table:table-cell table:style-name="ce4" table:formula="of:=[.F33]" office:value-type="float" office:value="846.804001442866" calcext:value-type="float">
            <text:p>846.8040014429</text:p>
          </table:table-cell>
          <table:table-cell/>
          <table:table-cell table:formula="of:=[.M21]/[.O21]" office:value-type="float" office:value="1.00000000095649" calcext:value-type="float">
            <text:p>1.000000001</text:p>
          </table:table-cell>
          <table:table-cell table:formula="of:=[.M21]-[.O21]" office:value-type="float" office:value="0.000000809963012216031" calcext:value-type="float">
            <text:p>8.10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33.36201115203" calcext:value-type="float">
            <text:p>3233.362011152</text:p>
          </table:table-cell>
          <table:table-cell/>
          <table:table-cell table:style-name="ce3" office:value-type="float" office:value="3233.3620111725" calcext:value-type="float">
            <text:p>3233.3620111725</text:p>
          </table:table-cell>
          <table:table-cell/>
          <table:table-cell table:formula="of:=[.D22]/[.F22]" office:value-type="float" office:value="0.999999999993669" calcext:value-type="float">
            <text:p>1</text:p>
          </table:table-cell>
          <table:table-cell table:formula="of:=[.D22]-[.F22]" office:value-type="float" office:value="-0.0000000204699972528033" calcext:value-type="float">
            <text:p>-2.04699972528033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33.36201115203" calcext:value-type="float">
            <text:p>3233.362011152</text:p>
          </table:table-cell>
          <table:table-cell/>
          <table:table-cell table:style-name="ce4" table:formula="of:=[.F34]" office:value-type="float" office:value="3233.36200846854" calcext:value-type="float">
            <text:p>3233.3620084685</text:p>
          </table:table-cell>
          <table:table-cell/>
          <table:table-cell table:formula="of:=[.M22]/[.O22]" office:value-type="float" office:value="1.00000000082994" calcext:value-type="float">
            <text:p>1.0000000008</text:p>
          </table:table-cell>
          <table:table-cell table:formula="of:=[.M22]-[.O22]" office:value-type="float" office:value="0.00000268349003818003" calcext:value-type="float">
            <text:p>2.68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427182914115124" calcext:value-type="float">
            <text:p>-0.4271829141</text:p>
          </table:table-cell>
          <table:table-cell/>
          <table:table-cell table:style-name="ce3" office:value-type="float" office:value="-0.427182914118295" calcext:value-type="float">
            <text:p>-0.4271829141</text:p>
          </table:table-cell>
          <table:table-cell/>
          <table:table-cell table:formula="of:=[.D24]/[.F24]" office:value-type="float" office:value="0.999999999992577" calcext:value-type="float">
            <text:p>1</text:p>
          </table:table-cell>
          <table:table-cell table:formula="of:=[.D24]-[.F24]" office:value-type="float" office:value="0.00000000000317096349178314" calcext:value-type="float">
            <text:p>3.17096349178314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427182914115127" calcext:value-type="float">
            <text:p>-0.4271829141</text:p>
          </table:table-cell>
          <table:table-cell/>
          <table:table-cell table:style-name="ce4" table:formula="of:=[.F36]" office:value-type="float" office:value="-0.427182918298018" calcext:value-type="float">
            <text:p>-0.4271829183</text:p>
          </table:table-cell>
          <table:table-cell/>
          <table:table-cell table:formula="of:=[.M24]/[.O24]" office:value-type="float" office:value="0.999999990208197" calcext:value-type="float">
            <text:p>0.9999999902</text:p>
          </table:table-cell>
          <table:table-cell table:formula="of:=[.M24]-[.O24]" office:value-type="float" office:value="0.00000000418289097803282" calcext:value-type="float">
            <text:p>4.1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5438320503782" calcext:value-type="float">
            <text:p>-0.654383205</text:p>
          </table:table-cell>
          <table:table-cell/>
          <table:table-cell table:style-name="ce3" office:value-type="float" office:value="-0.654383205056747" calcext:value-type="float">
            <text:p>-0.6543832051</text:p>
          </table:table-cell>
          <table:table-cell/>
          <table:table-cell table:formula="of:=[.D25]/[.F25]" office:value-type="float" office:value="0.999999999971077" calcext:value-type="float">
            <text:p>1</text:p>
          </table:table-cell>
          <table:table-cell table:formula="of:=[.D25]-[.F25]" office:value-type="float" office:value="0.0000000000189270821238097" calcext:value-type="float">
            <text:p>1.89270821238097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654383205037831" calcext:value-type="float">
            <text:p>-0.654383205</text:p>
          </table:table-cell>
          <table:table-cell/>
          <table:table-cell table:style-name="ce4" table:formula="of:=[.F37]" office:value-type="float" office:value="-0.654383220606155" calcext:value-type="float">
            <text:p>-0.6543832206</text:p>
          </table:table-cell>
          <table:table-cell/>
          <table:table-cell table:formula="of:=[.M25]/[.O25]" office:value-type="float" office:value="0.999999976209164" calcext:value-type="float">
            <text:p>0.9999999762</text:p>
          </table:table-cell>
          <table:table-cell table:formula="of:=[.M25]-[.O25]" office:value-type="float" office:value="0.000000015568323963322" calcext:value-type="float">
            <text:p>1.56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6.80400225283" calcext:value-type="float">
            <text:p>846.8040022528</text:p>
          </table:table-cell>
          <table:table-cell/>
          <table:table-cell table:style-name="ce3" office:value-type="float" office:value="846.804001442866" calcext:value-type="float">
            <text:p>846.8040014429</text:p>
          </table:table-cell>
          <table:table-cell/>
          <table:table-cell table:formula="of:=[.D33]/[.F33]" office:value-type="float" office:value="1.0000000009565" calcext:value-type="float">
            <text:p>1.000000001</text:p>
          </table:table-cell>
          <table:table-cell table:formula="of:=[.D33]-[.F33]" office:value-type="float" office:value="0.000000809963921710732" calcext:value-type="float">
            <text:p>0.0000008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6.804001442866" calcext:value-type="float">
            <text:p>846.8040014429</text:p>
          </table:table-cell>
          <table:table-cell/>
          <table:table-cell table:style-name="ce4" table:formula="of:=[.F21]" office:value-type="float" office:value="846.804002258481" calcext:value-type="float">
            <text:p>846.8040022585</text:p>
          </table:table-cell>
          <table:table-cell/>
          <table:table-cell table:formula="of:=[.M33]/[.O33]" office:value-type="float" office:value="0.999999999036831" calcext:value-type="float">
            <text:p>0.999999999</text:p>
          </table:table-cell>
          <table:table-cell table:formula="of:=[.M33]-[.O33]" office:value-type="float" office:value="-0.000000815614953353361" calcext:value-type="float">
            <text:p>-8.16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33.36201115203" calcext:value-type="float">
            <text:p>3233.362011152</text:p>
          </table:table-cell>
          <table:table-cell/>
          <table:table-cell table:style-name="ce3" office:value-type="float" office:value="3233.36200846854" calcext:value-type="float">
            <text:p>3233.3620084685</text:p>
          </table:table-cell>
          <table:table-cell/>
          <table:table-cell table:formula="of:=[.D34]/[.F34]" office:value-type="float" office:value="1.00000000082994" calcext:value-type="float">
            <text:p>1.0000000008</text:p>
          </table:table-cell>
          <table:table-cell table:formula="of:=[.D34]-[.F34]" office:value-type="float" office:value="0.00000268349003818003" calcext:value-type="float">
            <text:p>2.68349003818003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233.36200846854" calcext:value-type="float">
            <text:p>3233.3620084685</text:p>
          </table:table-cell>
          <table:table-cell/>
          <table:table-cell table:style-name="ce4" table:formula="of:=[.F22]" office:value-type="float" office:value="3233.3620111725" calcext:value-type="float">
            <text:p>3233.3620111725</text:p>
          </table:table-cell>
          <table:table-cell/>
          <table:table-cell table:formula="of:=[.M34]/[.O34]" office:value-type="float" office:value="0.999999999163731" calcext:value-type="float">
            <text:p>0.9999999992</text:p>
          </table:table-cell>
          <table:table-cell table:formula="of:=[.M34]-[.O34]" office:value-type="float" office:value="-0.00000270396003543283" calcext:value-type="float">
            <text:p>-2.7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427182914115124" calcext:value-type="float">
            <text:p>-0.4271829141</text:p>
          </table:table-cell>
          <table:table-cell/>
          <table:table-cell table:style-name="ce3" office:value-type="float" office:value="-0.427182918298018" calcext:value-type="float">
            <text:p>-0.4271829183</text:p>
          </table:table-cell>
          <table:table-cell/>
          <table:table-cell table:formula="of:=[.D36]/[.F36]" office:value-type="float" office:value="0.99999999020819" calcext:value-type="float">
            <text:p>0.9999999902</text:p>
          </table:table-cell>
          <table:table-cell table:formula="of:=[.D36]-[.F36]" office:value-type="float" office:value="0.00000000418289397563498" calcext:value-type="float">
            <text:p>4.18289397563498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427182918298018" calcext:value-type="float">
            <text:p>-0.4271829183</text:p>
          </table:table-cell>
          <table:table-cell/>
          <table:table-cell table:style-name="ce4" table:formula="of:=[.F24]" office:value-type="float" office:value="-0.427182914118295" calcext:value-type="float">
            <text:p>-0.4271829141</text:p>
          </table:table-cell>
          <table:table-cell/>
          <table:table-cell table:formula="of:=[.M36]/[.O36]" office:value-type="float" office:value="1.00000000978439" calcext:value-type="float">
            <text:p>1.0000000098</text:p>
          </table:table-cell>
          <table:table-cell table:formula="of:=[.M36]-[.O36]" office:value-type="float" office:value="-0.0000000041797230121432" calcext:value-type="float">
            <text:p>-4.1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5438320503782" calcext:value-type="float">
            <text:p>-0.654383205</text:p>
          </table:table-cell>
          <table:table-cell/>
          <table:table-cell table:style-name="ce3" office:value-type="float" office:value="-0.654383220606155" calcext:value-type="float">
            <text:p>-0.6543832206</text:p>
          </table:table-cell>
          <table:table-cell/>
          <table:table-cell table:formula="of:=[.D37]/[.F37]" office:value-type="float" office:value="0.999999976209147" calcext:value-type="float">
            <text:p>0.9999999762</text:p>
          </table:table-cell>
          <table:table-cell table:formula="of:=[.D37]-[.F37]" office:value-type="float" office:value="0.0000000155683350655522" calcext:value-type="float">
            <text:p>1.55683350655522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0.654383220606155" calcext:value-type="float">
            <text:p>-0.6543832206</text:p>
          </table:table-cell>
          <table:table-cell/>
          <table:table-cell table:style-name="ce4" table:formula="of:=[.F25]" office:value-type="float" office:value="-0.654383205056747" calcext:value-type="float">
            <text:p>-0.6543832051</text:p>
          </table:table-cell>
          <table:table-cell/>
          <table:table-cell table:formula="of:=[.M37]/[.O37]" office:value-type="float" office:value="1.00000002376193" calcext:value-type="float">
            <text:p>1.0000000238</text:p>
          </table:table-cell>
          <table:table-cell table:formula="of:=[.M37]-[.O37]" office:value-type="float" office:value="-0.0000000155494079834284" calcext:value-type="float">
            <text:p>-1.55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6.80400225283" calcext:value-type="float">
            <text:p>846.8040022528</text:p>
          </table:table-cell>
          <table:table-cell/>
          <table:table-cell table:style-name="ce3" office:value-type="float" office:value="846.804002253013" calcext:value-type="float">
            <text:p>846.804002253</text:p>
          </table:table-cell>
          <table:table-cell/>
          <table:table-cell table:formula="of:=[.D45]/[.F45]" office:value-type="float" office:value="0.999999999999784" calcext:value-type="float">
            <text:p>1</text:p>
          </table:table-cell>
          <table:table-cell table:formula="of:=[.D45]-[.F45]" office:value-type="float" office:value="-0.000000000183035808731802" calcext:value-type="float">
            <text:p>-1.83035808731802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46.804002252829" calcext:value-type="float">
            <text:p>846.8040022528</text:p>
          </table:table-cell>
          <table:table-cell/>
          <table:table-cell table:style-name="ce4" table:formula="of:=[.F45]" office:value-type="float" office:value="846.804002253013" calcext:value-type="float">
            <text:p>846.804002253</text:p>
          </table:table-cell>
          <table:table-cell/>
          <table:table-cell table:formula="of:=[.M45]/[.O45]" office:value-type="float" office:value="0.999999999999783" calcext:value-type="float">
            <text:p>1</text:p>
          </table:table-cell>
          <table:table-cell table:formula="of:=[.M45]-[.O45]" office:value-type="float" office:value="-0.000000000183945303433575" calcext:value-type="float">
            <text:p>-1.84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33.36201115203" calcext:value-type="float">
            <text:p>3233.362011152</text:p>
          </table:table-cell>
          <table:table-cell/>
          <table:table-cell table:style-name="ce3" office:value-type="float" office:value="3233.36201115244" calcext:value-type="float">
            <text:p>3233.3620111524</text:p>
          </table:table-cell>
          <table:table-cell/>
          <table:table-cell table:formula="of:=[.D46]/[.F46]" office:value-type="float" office:value="0.999999999999873" calcext:value-type="float">
            <text:p>1</text:p>
          </table:table-cell>
          <table:table-cell table:formula="of:=[.D46]-[.F46]" office:value-type="float" office:value="-0.000000000410182110499591" calcext:value-type="float">
            <text:p>-4.10182110499591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33.36201115203" calcext:value-type="float">
            <text:p>3233.362011152</text:p>
          </table:table-cell>
          <table:table-cell/>
          <table:table-cell table:style-name="ce4" table:formula="of:=[.F46]" office:value-type="float" office:value="3233.36201115244" calcext:value-type="float">
            <text:p>3233.3620111524</text:p>
          </table:table-cell>
          <table:table-cell/>
          <table:table-cell table:formula="of:=[.M46]/[.O46]" office:value-type="float" office:value="0.999999999999873" calcext:value-type="float">
            <text:p>1</text:p>
          </table:table-cell>
          <table:table-cell table:formula="of:=[.M46]-[.O46]" office:value-type="float" office:value="-0.000000000410182110499591" calcext:value-type="float">
            <text:p>-4.1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427182914115124" calcext:value-type="float">
            <text:p>-0.4271829141</text:p>
          </table:table-cell>
          <table:table-cell/>
          <table:table-cell table:style-name="ce3" office:value-type="float" office:value="-0.42718291411474" calcext:value-type="float">
            <text:p>-0.4271829141</text:p>
          </table:table-cell>
          <table:table-cell/>
          <table:table-cell table:formula="of:=[.D48]/[.F48]" office:value-type="float" office:value="1.0000000000009" calcext:value-type="float">
            <text:p>1</text:p>
          </table:table-cell>
          <table:table-cell table:formula="of:=[.D48]-[.F48]" office:value-type="float" office:value="-0.000000000000384026144217842" calcext:value-type="float">
            <text:p>-3.84026144217842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427182914115127" calcext:value-type="float">
            <text:p>-0.4271829141</text:p>
          </table:table-cell>
          <table:table-cell/>
          <table:table-cell table:style-name="ce4" table:formula="of:=[.F48]" office:value-type="float" office:value="-0.42718291411474" calcext:value-type="float">
            <text:p>-0.4271829141</text:p>
          </table:table-cell>
          <table:table-cell/>
          <table:table-cell table:formula="of:=[.M48]/[.O48]" office:value-type="float" office:value="1.00000000000091" calcext:value-type="float">
            <text:p>1</text:p>
          </table:table-cell>
          <table:table-cell table:formula="of:=[.M48]-[.O48]" office:value-type="float" office:value="-0.00000000000038702374638433" calcext:value-type="float">
            <text:p>-3.87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5438320503782" calcext:value-type="float">
            <text:p>-0.654383205</text:p>
          </table:table-cell>
          <table:table-cell/>
          <table:table-cell table:style-name="ce3" office:value-type="float" office:value="-0.654383205036597" calcext:value-type="float">
            <text:p>-0.654383205</text:p>
          </table:table-cell>
          <table:table-cell/>
          <table:table-cell table:formula="of:=[.D49]/[.F49]" office:value-type="float" office:value="1.00000000000187" calcext:value-type="float">
            <text:p>1</text:p>
          </table:table-cell>
          <table:table-cell table:formula="of:=[.D49]-[.F49]" office:value-type="float" office:value="-0.00000000000122291066162461" calcext:value-type="float">
            <text:p>-1.22291066162461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654383205037831" calcext:value-type="float">
            <text:p>-0.654383205</text:p>
          </table:table-cell>
          <table:table-cell/>
          <table:table-cell table:style-name="ce4" table:formula="of:=[.F49]" office:value-type="float" office:value="-0.654383205036597" calcext:value-type="float">
            <text:p>-0.654383205</text:p>
          </table:table-cell>
          <table:table-cell/>
          <table:table-cell table:formula="of:=[.M49]/[.O49]" office:value-type="float" office:value="1.00000000000189" calcext:value-type="float">
            <text:p>1</text:p>
          </table:table-cell>
          <table:table-cell table:formula="of:=[.M49]-[.O49]" office:value-type="float" office:value="-0.00000000000123401289187086" calcext:value-type="float">
            <text:p>-1.23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6.804002253013" calcext:value-type="float">
            <text:p>846.804002253</text:p>
          </table:table-cell>
          <table:table-cell/>
          <table:table-cell table:style-name="ce4" table:formula="of:=[.F33]" office:value-type="float" office:value="846.804001442866" calcext:value-type="float">
            <text:p>846.8040014429</text:p>
          </table:table-cell>
          <table:table-cell/>
          <table:table-cell table:formula="of:=[.M57]/[.O57]" office:value-type="float" office:value="1.00000000095671" calcext:value-type="float">
            <text:p>1.000000001</text:p>
          </table:table-cell>
          <table:table-cell table:formula="of:=[.M57]-[.O57]" office:value-type="float" office:value="0.000000810146957519464" calcext:value-type="float">
            <text:p>8.1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233.36201115244" calcext:value-type="float">
            <text:p>3233.3620111524</text:p>
          </table:table-cell>
          <table:table-cell/>
          <table:table-cell table:style-name="ce4" table:formula="of:=[.F34]" office:value-type="float" office:value="3233.36200846854" calcext:value-type="float">
            <text:p>3233.3620084685</text:p>
          </table:table-cell>
          <table:table-cell/>
          <table:table-cell table:formula="of:=[.M58]/[.O58]" office:value-type="float" office:value="1.00000000083007" calcext:value-type="float">
            <text:p>1.0000000008</text:p>
          </table:table-cell>
          <table:table-cell table:formula="of:=[.M58]-[.O58]" office:value-type="float" office:value="0.00000268390022029052" calcext:value-type="float">
            <text:p>2.68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42718291411474" calcext:value-type="float">
            <text:p>-0.4271829141</text:p>
          </table:table-cell>
          <table:table-cell/>
          <table:table-cell table:style-name="ce4" table:formula="of:=[.F36]" office:value-type="float" office:value="-0.427182918298018" calcext:value-type="float">
            <text:p>-0.4271829183</text:p>
          </table:table-cell>
          <table:table-cell/>
          <table:table-cell table:formula="of:=[.M60]/[.O60]" office:value-type="float" office:value="0.999999990207291" calcext:value-type="float">
            <text:p>0.9999999902</text:p>
          </table:table-cell>
          <table:table-cell table:formula="of:=[.M60]-[.O60]" office:value-type="float" office:value="0.0000000041832780017792" calcext:value-type="float">
            <text:p>4.18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654383205036597" calcext:value-type="float">
            <text:p>-0.654383205</text:p>
          </table:table-cell>
          <table:table-cell/>
          <table:table-cell table:style-name="ce4" table:formula="of:=[.F37]" office:value-type="float" office:value="-0.654383220606155" calcext:value-type="float">
            <text:p>-0.6543832206</text:p>
          </table:table-cell>
          <table:table-cell/>
          <table:table-cell table:formula="of:=[.M61]/[.O61]" office:value-type="float" office:value="0.999999976207278" calcext:value-type="float">
            <text:p>0.9999999762</text:p>
          </table:table-cell>
          <table:table-cell table:formula="of:=[.M61]-[.O61]" office:value-type="float" office:value="0.0000000155695579762138" calcext:value-type="float">
            <text:p>1.5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6.804002253013" calcext:value-type="float">
            <text:p>846.804002253</text:p>
          </table:table-cell>
          <table:table-cell/>
          <table:table-cell table:style-name="ce4" table:formula="of:=[.F21]" office:value-type="float" office:value="846.804002258481" calcext:value-type="float">
            <text:p>846.8040022585</text:p>
          </table:table-cell>
          <table:table-cell/>
          <table:table-cell table:formula="of:=[.M69]/[.O69]" office:value-type="float" office:value="0.999999999993543" calcext:value-type="float">
            <text:p>1</text:p>
          </table:table-cell>
          <table:table-cell table:formula="of:=[.M69]-[.O69]" office:value-type="float" office:value="-0.00000000546799583389657" calcext:value-type="float">
            <text:p>-5.4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233.36201115244" calcext:value-type="float">
            <text:p>3233.3620111524</text:p>
          </table:table-cell>
          <table:table-cell/>
          <table:table-cell table:style-name="ce4" table:formula="of:=[.F22]" office:value-type="float" office:value="3233.3620111725" calcext:value-type="float">
            <text:p>3233.3620111725</text:p>
          </table:table-cell>
          <table:table-cell/>
          <table:table-cell table:formula="of:=[.M70]/[.O70]" office:value-type="float" office:value="0.999999999993796" calcext:value-type="float">
            <text:p>1</text:p>
          </table:table-cell>
          <table:table-cell table:formula="of:=[.M70]-[.O70]" office:value-type="float" office:value="-0.0000000200598151423037" calcext:value-type="float">
            <text:p>-2.01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42718291411474" calcext:value-type="float">
            <text:p>-0.4271829141</text:p>
          </table:table-cell>
          <table:table-cell/>
          <table:table-cell table:style-name="ce4" table:formula="of:=[.F24]" office:value-type="float" office:value="-0.427182914118295" calcext:value-type="float">
            <text:p>-0.4271829141</text:p>
          </table:table-cell>
          <table:table-cell/>
          <table:table-cell table:formula="of:=[.M72]/[.O72]" office:value-type="float" office:value="0.999999999991678" calcext:value-type="float">
            <text:p>1</text:p>
          </table:table-cell>
          <table:table-cell table:formula="of:=[.M72]-[.O72]" office:value-type="float" office:value="0.00000000000355498963600098" calcext:value-type="float">
            <text:p>3.55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654383205036597" calcext:value-type="float">
            <text:p>-0.654383205</text:p>
          </table:table-cell>
          <table:table-cell/>
          <table:table-cell table:style-name="ce4" table:formula="of:=[.F25]" office:value-type="float" office:value="-0.654383205056747" calcext:value-type="float">
            <text:p>-0.6543832051</text:p>
          </table:table-cell>
          <table:table-cell/>
          <table:table-cell table:formula="of:=[.M73]/[.O73]" office:value-type="float" office:value="0.999999999969208" calcext:value-type="float">
            <text:p>1</text:p>
          </table:table-cell>
          <table:table-cell table:formula="of:=[.M73]-[.O73]" office:value-type="float" office:value="0.0000000000201499927854343" calcext:value-type="float">
            <text:p>2.01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6.80400225283" calcext:value-type="float">
            <text:p>846.8040022528</text:p>
          </table:table-cell>
          <table:table-cell/>
          <table:table-cell table:style-name="ce3" table:formula="of:=['After 200 sec tol. 1e-8'.F9]" office:value-type="float" office:value="846.804002252829" calcext:value-type="float">
            <text:p>846.8040022528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46.804002252829" calcext:value-type="float">
            <text:p>846.8040022528</text:p>
          </table:table-cell>
          <table:table-cell/>
          <table:table-cell table:style-name="ce4" table:formula="of:=[.F21]" office:value-type="float" office:value="846.804002252837" calcext:value-type="float">
            <text:p>846.8040022528</text:p>
          </table:table-cell>
          <table:table-cell/>
          <table:table-cell table:formula="of:=[.M9]/[.O9]" office:value-type="float" office:value="0.999999999999991" calcext:value-type="float">
            <text:p>1</text:p>
          </table:table-cell>
          <table:table-cell table:formula="of:=[.M9]-[.O9]" office:value-type="float" office:value="-0.00000000000795807864051312" calcext:value-type="float">
            <text:p>-7.96E-01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233.36201115203" calcext:value-type="float">
            <text:p>3233.362011152</text:p>
          </table:table-cell>
          <table:table-cell/>
          <table:table-cell table:style-name="ce3" table:formula="of:=['After 200 sec tol. 1e-8'.F10]" office:value-type="float" office:value="3233.36201115203" calcext:value-type="float">
            <text:p>3233.362011152</text:p>
          </table:table-cell>
          <table:table-cell/>
          <table:table-cell table:formula="of:=[.D10]/[.F10]" office:value-type="float" office:value="1" calcext:value-type="float">
            <text:p>1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33.36201115203" calcext:value-type="float">
            <text:p>3233.362011152</text:p>
          </table:table-cell>
          <table:table-cell/>
          <table:table-cell table:style-name="ce4" table:formula="of:=[.F22]" office:value-type="float" office:value="3233.36201115205" calcext:value-type="float">
            <text:p>3233.3620111521</text:p>
          </table:table-cell>
          <table:table-cell/>
          <table:table-cell table:formula="of:=[.M10]/[.O10]" office:value-type="float" office:value="0.999999999999994" calcext:value-type="float">
            <text:p>1</text:p>
          </table:table-cell>
          <table:table-cell table:formula="of:=[.M10]-[.O10]" office:value-type="float" office:value="-0.0000000000200088834390044" calcext:value-type="float">
            <text:p>-2.00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427182914115124" calcext:value-type="float">
            <text:p>-0.4271829141</text:p>
          </table:table-cell>
          <table:table-cell/>
          <table:table-cell table:style-name="ce3" table:formula="of:=['After 200 sec tol. 1e-8'.F12]" office:value-type="float" office:value="-0.427182914115127" calcext:value-type="float">
            <text:p>-0.4271829141</text:p>
          </table:table-cell>
          <table:table-cell/>
          <table:table-cell table:formula="of:=[.D12]/[.F12]" office:value-type="float" office:value="0.999999999999993" calcext:value-type="float">
            <text:p>1</text:p>
          </table:table-cell>
          <table:table-cell table:formula="of:=[.D12]-[.F12]" office:value-type="float" office:value="2.99760216648792E-015" calcext:value-type="float">
            <text:p>2.99760216648792E-01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427182914115127" calcext:value-type="float">
            <text:p>-0.4271829141</text:p>
          </table:table-cell>
          <table:table-cell/>
          <table:table-cell table:style-name="ce4" table:formula="of:=[.F24]" office:value-type="float" office:value="-0.427182914115125" calcext:value-type="float">
            <text:p>-0.4271829141</text:p>
          </table:table-cell>
          <table:table-cell/>
          <table:table-cell table:formula="of:=[.M12]/[.O12]" office:value-type="float" office:value="1" calcext:value-type="float">
            <text:p>1</text:p>
          </table:table-cell>
          <table:table-cell table:formula="of:=[.M12]-[.O12]" office:value-type="float" office:value="-1.99840144432528E-015" calcext:value-type="float">
            <text:p>-2.00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65438320503782" calcext:value-type="float">
            <text:p>-0.654383205</text:p>
          </table:table-cell>
          <table:table-cell/>
          <table:table-cell table:style-name="ce3" table:formula="of:=['After 200 sec tol. 1e-8'.F13]" office:value-type="float" office:value="-0.654383205037831" calcext:value-type="float">
            <text:p>-0.654383205</text:p>
          </table:table-cell>
          <table:table-cell/>
          <table:table-cell table:formula="of:=[.D13]/[.F13]" office:value-type="float" office:value="0.999999999999983" calcext:value-type="float">
            <text:p>1</text:p>
          </table:table-cell>
          <table:table-cell table:formula="of:=[.D13]-[.F13]" office:value-type="float" office:value="0.0000000000000111022302462516" calcext:value-type="float">
            <text:p>1.11022302462516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654383205037831" calcext:value-type="float">
            <text:p>-0.654383205</text:p>
          </table:table-cell>
          <table:table-cell/>
          <table:table-cell table:style-name="ce4" table:formula="of:=[.F25]" office:value-type="float" office:value="-0.654383205037834" calcext:value-type="float">
            <text:p>-0.654383205</text:p>
          </table:table-cell>
          <table:table-cell/>
          <table:table-cell table:formula="of:=[.M13]/[.O13]" office:value-type="float" office:value="0.999999999999995" calcext:value-type="float">
            <text:p>1</text:p>
          </table:table-cell>
          <table:table-cell table:formula="of:=[.M13]-[.O13]" office:value-type="float" office:value="2.99760216648792E-015" calcext:value-type="float">
            <text:p>3.00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table:formula="of:=['After 200 sec tol. 1e-8'.F15]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6.80400225283" calcext:value-type="float">
            <text:p>846.8040022528</text:p>
          </table:table-cell>
          <table:table-cell/>
          <table:table-cell table:style-name="ce3" office:value-type="float" office:value="846.804002252837" calcext:value-type="float">
            <text:p>846.8040022528</text:p>
          </table:table-cell>
          <table:table-cell/>
          <table:table-cell table:formula="of:=[.D21]/[.F21]" office:value-type="float" office:value="0.999999999999992" calcext:value-type="float">
            <text:p>1</text:p>
          </table:table-cell>
          <table:table-cell table:formula="of:=[.D21]-[.F21]" office:value-type="float" office:value="-0.00000000000704858393874019" calcext:value-type="float">
            <text:p>-7.04858393874019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46.804002252829" calcext:value-type="float">
            <text:p>846.8040022528</text:p>
          </table:table-cell>
          <table:table-cell/>
          <table:table-cell table:style-name="ce4" table:formula="of:=[.F33]" office:value-type="float" office:value="846.804002252809" calcext:value-type="float">
            <text:p>846.8040022528</text:p>
          </table:table-cell>
          <table:table-cell/>
          <table:table-cell table:formula="of:=[.M21]/[.O21]" office:value-type="float" office:value="1.00000000000002" calcext:value-type="float">
            <text:p>1</text:p>
          </table:table-cell>
          <table:table-cell table:formula="of:=[.M21]-[.O21]" office:value-type="float" office:value="0.0000000000200088834390044" calcext:value-type="float">
            <text:p>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33.36201115203" calcext:value-type="float">
            <text:p>3233.362011152</text:p>
          </table:table-cell>
          <table:table-cell/>
          <table:table-cell table:style-name="ce3" office:value-type="float" office:value="3233.36201115205" calcext:value-type="float">
            <text:p>3233.3620111521</text:p>
          </table:table-cell>
          <table:table-cell/>
          <table:table-cell table:formula="of:=[.D22]/[.F22]" office:value-type="float" office:value="0.999999999999994" calcext:value-type="float">
            <text:p>1</text:p>
          </table:table-cell>
          <table:table-cell table:formula="of:=[.D22]-[.F22]" office:value-type="float" office:value="-0.0000000000200088834390044" calcext:value-type="float">
            <text:p>-2.00088834390044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33.36201115203" calcext:value-type="float">
            <text:p>3233.362011152</text:p>
          </table:table-cell>
          <table:table-cell/>
          <table:table-cell table:style-name="ce4" table:formula="of:=[.F34]" office:value-type="float" office:value="3233.36201115196" calcext:value-type="float">
            <text:p>3233.362011152</text:p>
          </table:table-cell>
          <table:table-cell/>
          <table:table-cell table:formula="of:=[.M22]/[.O22]" office:value-type="float" office:value="1.00000000000002" calcext:value-type="float">
            <text:p>1</text:p>
          </table:table-cell>
          <table:table-cell table:formula="of:=[.M22]-[.O22]" office:value-type="float" office:value="0.0000000000700310920365155" calcext:value-type="float">
            <text:p>7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427182914115124" calcext:value-type="float">
            <text:p>-0.4271829141</text:p>
          </table:table-cell>
          <table:table-cell/>
          <table:table-cell table:style-name="ce3" office:value-type="float" office:value="-0.427182914115125" calcext:value-type="float">
            <text:p>-0.4271829141</text:p>
          </table:table-cell>
          <table:table-cell/>
          <table:table-cell table:formula="of:=[.D24]/[.F24]" office:value-type="float" office:value="0.999999999999998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427182914115127" calcext:value-type="float">
            <text:p>-0.4271829141</text:p>
          </table:table-cell>
          <table:table-cell/>
          <table:table-cell table:style-name="ce4" table:formula="of:=[.F36]" office:value-type="float" office:value="-0.427182914115206" calcext:value-type="float">
            <text:p>-0.4271829141</text:p>
          </table:table-cell>
          <table:table-cell/>
          <table:table-cell table:formula="of:=[.M24]/[.O24]" office:value-type="float" office:value="0.999999999999815" calcext:value-type="float">
            <text:p>1</text:p>
          </table:table-cell>
          <table:table-cell table:formula="of:=[.M24]-[.O24]" office:value-type="float" office:value="0.0000000000000789923682020799" calcext:value-type="float">
            <text:p>7.9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5438320503782" calcext:value-type="float">
            <text:p>-0.654383205</text:p>
          </table:table-cell>
          <table:table-cell/>
          <table:table-cell table:style-name="ce3" office:value-type="float" office:value="-0.654383205037834" calcext:value-type="float">
            <text:p>-0.654383205</text:p>
          </table:table-cell>
          <table:table-cell/>
          <table:table-cell table:formula="of:=[.D25]/[.F25]" office:value-type="float" office:value="0.999999999999978" calcext:value-type="float">
            <text:p>1</text:p>
          </table:table-cell>
          <table:table-cell table:formula="of:=[.D25]-[.F25]" office:value-type="float" office:value="0.0000000000000140998324127395" calcext:value-type="float">
            <text:p>1.40998324127395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654383205037831" calcext:value-type="float">
            <text:p>-0.654383205</text:p>
          </table:table-cell>
          <table:table-cell/>
          <table:table-cell table:style-name="ce4" table:formula="of:=[.F37]" office:value-type="float" office:value="-0.654383205038111" calcext:value-type="float">
            <text:p>-0.654383205</text:p>
          </table:table-cell>
          <table:table-cell/>
          <table:table-cell table:formula="of:=[.M25]/[.O25]" office:value-type="float" office:value="0.999999999999572" calcext:value-type="float">
            <text:p>1</text:p>
          </table:table-cell>
          <table:table-cell table:formula="of:=[.M25]-[.O25]" office:value-type="float" office:value="0.000000000000279998246810464" calcext:value-type="float">
            <text:p>2.8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6.80400225283" calcext:value-type="float">
            <text:p>846.8040022528</text:p>
          </table:table-cell>
          <table:table-cell/>
          <table:table-cell table:style-name="ce3" office:value-type="float" office:value="846.804002252809" calcext:value-type="float">
            <text:p>846.8040022528</text:p>
          </table:table-cell>
          <table:table-cell/>
          <table:table-cell table:formula="of:=[.D33]/[.F33]" office:value-type="float" office:value="1.00000000000002" calcext:value-type="float">
            <text:p>1</text:p>
          </table:table-cell>
          <table:table-cell table:formula="of:=[.D33]-[.F33]" office:value-type="float" office:value="0.0000000000209183781407773" calcext:value-type="float">
            <text:p>2.09183781407773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6.804002252809" calcext:value-type="float">
            <text:p>846.8040022528</text:p>
          </table:table-cell>
          <table:table-cell/>
          <table:table-cell table:style-name="ce4" table:formula="of:=[.F21]" office:value-type="float" office:value="846.804002252837" calcext:value-type="float">
            <text:p>846.8040022528</text:p>
          </table:table-cell>
          <table:table-cell/>
          <table:table-cell table:formula="of:=[.M33]/[.O33]" office:value-type="float" office:value="0.999999999999967" calcext:value-type="float">
            <text:p>1</text:p>
          </table:table-cell>
          <table:table-cell table:formula="of:=[.M33]-[.O33]" office:value-type="float" office:value="-0.0000000000279669620795175" calcext:value-type="float">
            <text:p>-2.8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33.36201115203" calcext:value-type="float">
            <text:p>3233.362011152</text:p>
          </table:table-cell>
          <table:table-cell/>
          <table:table-cell table:style-name="ce3" office:value-type="float" office:value="3233.36201115196" calcext:value-type="float">
            <text:p>3233.362011152</text:p>
          </table:table-cell>
          <table:table-cell/>
          <table:table-cell table:formula="of:=[.D34]/[.F34]" office:value-type="float" office:value="1.00000000000002" calcext:value-type="float">
            <text:p>1</text:p>
          </table:table-cell>
          <table:table-cell table:formula="of:=[.D34]-[.F34]" office:value-type="float" office:value="0.0000000000700310920365155" calcext:value-type="float">
            <text:p>7.00310920365155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233.36201115196" calcext:value-type="float">
            <text:p>3233.362011152</text:p>
          </table:table-cell>
          <table:table-cell/>
          <table:table-cell table:style-name="ce4" table:formula="of:=[.F22]" office:value-type="float" office:value="3233.36201115205" calcext:value-type="float">
            <text:p>3233.3620111521</text:p>
          </table:table-cell>
          <table:table-cell/>
          <table:table-cell table:formula="of:=[.M34]/[.O34]" office:value-type="float" office:value="0.999999999999972" calcext:value-type="float">
            <text:p>1</text:p>
          </table:table-cell>
          <table:table-cell table:formula="of:=[.M34]-[.O34]" office:value-type="float" office:value="-0.0000000000900399754755199" calcext:value-type="float">
            <text:p>-9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427182914115124" calcext:value-type="float">
            <text:p>-0.4271829141</text:p>
          </table:table-cell>
          <table:table-cell/>
          <table:table-cell table:style-name="ce3" office:value-type="float" office:value="-0.427182914115206" calcext:value-type="float">
            <text:p>-0.4271829141</text:p>
          </table:table-cell>
          <table:table-cell/>
          <table:table-cell table:formula="of:=[.D36]/[.F36]" office:value-type="float" office:value="0.999999999999808" calcext:value-type="float">
            <text:p>1</text:p>
          </table:table-cell>
          <table:table-cell table:formula="of:=[.D36]-[.F36]" office:value-type="float" office:value="0.0000000000000819899703685678" calcext:value-type="float">
            <text:p>8.19899703685678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427182914115206" calcext:value-type="float">
            <text:p>-0.4271829141</text:p>
          </table:table-cell>
          <table:table-cell/>
          <table:table-cell table:style-name="ce4" table:formula="of:=[.F24]" office:value-type="float" office:value="-0.427182914115125" calcext:value-type="float">
            <text:p>-0.4271829141</text:p>
          </table:table-cell>
          <table:table-cell/>
          <table:table-cell table:formula="of:=[.M36]/[.O36]" office:value-type="float" office:value="1.00000000000019" calcext:value-type="float">
            <text:p>1</text:p>
          </table:table-cell>
          <table:table-cell table:formula="of:=[.M36]-[.O36]" office:value-type="float" office:value="-0.0000000000000809907696464052" calcext:value-type="float">
            <text:p>-8.1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5438320503782" calcext:value-type="float">
            <text:p>-0.654383205</text:p>
          </table:table-cell>
          <table:table-cell/>
          <table:table-cell table:style-name="ce3" office:value-type="float" office:value="-0.654383205038111" calcext:value-type="float">
            <text:p>-0.654383205</text:p>
          </table:table-cell>
          <table:table-cell/>
          <table:table-cell table:formula="of:=[.D37]/[.F37]" office:value-type="float" office:value="0.999999999999555" calcext:value-type="float">
            <text:p>1</text:p>
          </table:table-cell>
          <table:table-cell table:formula="of:=[.D37]-[.F37]" office:value-type="float" office:value="0.000000000000291100477056716" calcext:value-type="float">
            <text:p>2.91100477056716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0.654383205038111" calcext:value-type="float">
            <text:p>-0.654383205</text:p>
          </table:table-cell>
          <table:table-cell/>
          <table:table-cell table:style-name="ce4" table:formula="of:=[.F25]" office:value-type="float" office:value="-0.654383205037834" calcext:value-type="float">
            <text:p>-0.654383205</text:p>
          </table:table-cell>
          <table:table-cell/>
          <table:table-cell table:formula="of:=[.M37]/[.O37]" office:value-type="float" office:value="1.00000000000042" calcext:value-type="float">
            <text:p>1</text:p>
          </table:table-cell>
          <table:table-cell table:formula="of:=[.M37]-[.O37]" office:value-type="float" office:value="-0.000000000000277000644643977" calcext:value-type="float">
            <text:p>-2.77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6.80400225283" calcext:value-type="float">
            <text:p>846.8040022528</text:p>
          </table:table-cell>
          <table:table-cell/>
          <table:table-cell table:style-name="ce3" office:value-type="float" office:value="846.804002252831" calcext:value-type="float">
            <text:p>846.8040022528</text:p>
          </table:table-cell>
          <table:table-cell/>
          <table:table-cell table:formula="of:=[.D45]/[.F45]" office:value-type="float" office:value="0.999999999999999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46.804002252829" calcext:value-type="float">
            <text:p>846.8040022528</text:p>
          </table:table-cell>
          <table:table-cell/>
          <table:table-cell table:style-name="ce4" table:formula="of:=[.F45]" office:value-type="float" office:value="846.804002252831" calcext:value-type="float">
            <text:p>846.8040022528</text:p>
          </table:table-cell>
          <table:table-cell/>
          <table:table-cell table:formula="of:=[.M45]/[.O45]" office:value-type="float" office:value="0.999999999999998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33.36201115203" calcext:value-type="float">
            <text:p>3233.362011152</text:p>
          </table:table-cell>
          <table:table-cell/>
          <table:table-cell table:style-name="ce3" office:value-type="float" office:value="3233.36201115203" calcext:value-type="float">
            <text:p>3233.362011152</text:p>
          </table:table-cell>
          <table:table-cell/>
          <table:table-cell table:formula="of:=[.D46]/[.F46]" office:value-type="float" office:value="1" calcext:value-type="float">
            <text:p>1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33.36201115203" calcext:value-type="float">
            <text:p>3233.362011152</text:p>
          </table:table-cell>
          <table:table-cell/>
          <table:table-cell table:style-name="ce4" table:formula="of:=[.F46]" office:value-type="float" office:value="3233.36201115203" calcext:value-type="float">
            <text:p>3233.362011152</text:p>
          </table:table-cell>
          <table:table-cell/>
          <table:table-cell table:formula="of:=[.M46]/[.O46]" office:value-type="float" office:value="1" calcext:value-type="float">
            <text:p>1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427182914115124" calcext:value-type="float">
            <text:p>-0.4271829141</text:p>
          </table:table-cell>
          <table:table-cell/>
          <table:table-cell table:style-name="ce3" office:value-type="float" office:value="-0.427182914115124" calcext:value-type="float">
            <text:p>-0.4271829141</text:p>
          </table:table-cell>
          <table:table-cell/>
          <table:table-cell table:formula="of:=[.D48]/[.F48]" office:value-type="float" office:value="1" calcext:value-type="float">
            <text:p>1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427182914115127" calcext:value-type="float">
            <text:p>-0.4271829141</text:p>
          </table:table-cell>
          <table:table-cell/>
          <table:table-cell table:style-name="ce4" table:formula="of:=[.F48]" office:value-type="float" office:value="-0.427182914115124" calcext:value-type="float">
            <text:p>-0.4271829141</text:p>
          </table:table-cell>
          <table:table-cell/>
          <table:table-cell table:formula="of:=[.M48]/[.O48]" office:value-type="float" office:value="1.00000000000001" calcext:value-type="float">
            <text:p>1</text:p>
          </table:table-cell>
          <table:table-cell table:formula="of:=[.M48]-[.O48]" office:value-type="float" office:value="-2.99760216648792E-015" calcext:value-type="float">
            <text:p>-3.0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5438320503782" calcext:value-type="float">
            <text:p>-0.654383205</text:p>
          </table:table-cell>
          <table:table-cell/>
          <table:table-cell table:style-name="ce3" office:value-type="float" office:value="-0.654383205037821" calcext:value-type="float">
            <text:p>-0.654383205</text:p>
          </table:table-cell>
          <table:table-cell/>
          <table:table-cell table:formula="of:=[.D49]/[.F49]" office:value-type="float" office:value="0.999999999999998" calcext:value-type="float">
            <text:p>1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654383205037831" calcext:value-type="float">
            <text:p>-0.654383205</text:p>
          </table:table-cell>
          <table:table-cell/>
          <table:table-cell table:style-name="ce4" table:formula="of:=[.F49]" office:value-type="float" office:value="-0.654383205037821" calcext:value-type="float">
            <text:p>-0.654383205</text:p>
          </table:table-cell>
          <table:table-cell/>
          <table:table-cell table:formula="of:=[.M49]/[.O49]" office:value-type="float" office:value="1.00000000000002" calcext:value-type="float">
            <text:p>1</text:p>
          </table:table-cell>
          <table:table-cell table:formula="of:=[.M49]-[.O49]" office:value-type="float" office:value="-9.99200722162641E-015" calcext:value-type="float">
            <text:p>-9.99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6.804002252831" calcext:value-type="float">
            <text:p>846.8040022528</text:p>
          </table:table-cell>
          <table:table-cell/>
          <table:table-cell table:style-name="ce4" table:formula="of:=[.F33]" office:value-type="float" office:value="846.804002252809" calcext:value-type="float">
            <text:p>846.8040022528</text:p>
          </table:table-cell>
          <table:table-cell/>
          <table:table-cell table:formula="of:=[.M57]/[.O57]" office:value-type="float" office:value="1.00000000000003" calcext:value-type="float">
            <text:p>1</text:p>
          </table:table-cell>
          <table:table-cell table:formula="of:=[.M57]-[.O57]" office:value-type="float" office:value="0.0000000000219415596802719" calcext:value-type="float">
            <text:p>2.19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233.36201115203" calcext:value-type="float">
            <text:p>3233.362011152</text:p>
          </table:table-cell>
          <table:table-cell/>
          <table:table-cell table:style-name="ce4" table:formula="of:=[.F34]" office:value-type="float" office:value="3233.36201115196" calcext:value-type="float">
            <text:p>3233.362011152</text:p>
          </table:table-cell>
          <table:table-cell/>
          <table:table-cell table:formula="of:=[.M58]/[.O58]" office:value-type="float" office:value="1.00000000000002" calcext:value-type="float">
            <text:p>1</text:p>
          </table:table-cell>
          <table:table-cell table:formula="of:=[.M58]-[.O58]" office:value-type="float" office:value="0.0000000000700310920365155" calcext:value-type="float">
            <text:p>7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427182914115124" calcext:value-type="float">
            <text:p>-0.4271829141</text:p>
          </table:table-cell>
          <table:table-cell/>
          <table:table-cell table:style-name="ce4" table:formula="of:=[.F36]" office:value-type="float" office:value="-0.427182914115206" calcext:value-type="float">
            <text:p>-0.4271829141</text:p>
          </table:table-cell>
          <table:table-cell/>
          <table:table-cell table:formula="of:=[.M60]/[.O60]" office:value-type="float" office:value="0.999999999999808" calcext:value-type="float">
            <text:p>1</text:p>
          </table:table-cell>
          <table:table-cell table:formula="of:=[.M60]-[.O60]" office:value-type="float" office:value="0.0000000000000819899703685678" calcext:value-type="float">
            <text:p>8.20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654383205037821" calcext:value-type="float">
            <text:p>-0.654383205</text:p>
          </table:table-cell>
          <table:table-cell/>
          <table:table-cell table:style-name="ce4" table:formula="of:=[.F37]" office:value-type="float" office:value="-0.654383205038111" calcext:value-type="float">
            <text:p>-0.654383205</text:p>
          </table:table-cell>
          <table:table-cell/>
          <table:table-cell table:formula="of:=[.M61]/[.O61]" office:value-type="float" office:value="0.999999999999557" calcext:value-type="float">
            <text:p>1</text:p>
          </table:table-cell>
          <table:table-cell table:formula="of:=[.M61]-[.O61]" office:value-type="float" office:value="0.000000000000289990254032091" calcext:value-type="float">
            <text:p>2.90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6.804002252831" calcext:value-type="float">
            <text:p>846.8040022528</text:p>
          </table:table-cell>
          <table:table-cell/>
          <table:table-cell table:style-name="ce4" table:formula="of:=[.F21]" office:value-type="float" office:value="846.804002252837" calcext:value-type="float">
            <text:p>846.8040022528</text:p>
          </table:table-cell>
          <table:table-cell/>
          <table:table-cell table:formula="of:=[.M69]/[.O69]" office:value-type="float" office:value="0.999999999999993" calcext:value-type="float">
            <text:p>1</text:p>
          </table:table-cell>
          <table:table-cell table:formula="of:=[.M69]-[.O69]" office:value-type="float" office:value="-0.00000000000602540239924565" calcext:value-type="float">
            <text:p>-6.03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233.36201115203" calcext:value-type="float">
            <text:p>3233.362011152</text:p>
          </table:table-cell>
          <table:table-cell/>
          <table:table-cell table:style-name="ce4" table:formula="of:=[.F22]" office:value-type="float" office:value="3233.36201115205" calcext:value-type="float">
            <text:p>3233.3620111521</text:p>
          </table:table-cell>
          <table:table-cell/>
          <table:table-cell table:formula="of:=[.M70]/[.O70]" office:value-type="float" office:value="0.999999999999994" calcext:value-type="float">
            <text:p>1</text:p>
          </table:table-cell>
          <table:table-cell table:formula="of:=[.M70]-[.O70]" office:value-type="float" office:value="-0.0000000000200088834390044" calcext:value-type="float">
            <text:p>-2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427182914115124" calcext:value-type="float">
            <text:p>-0.4271829141</text:p>
          </table:table-cell>
          <table:table-cell/>
          <table:table-cell table:style-name="ce4" table:formula="of:=[.F24]" office:value-type="float" office:value="-0.427182914115125" calcext:value-type="float">
            <text:p>-0.4271829141</text:p>
          </table:table-cell>
          <table:table-cell/>
          <table:table-cell table:formula="of:=[.M72]/[.O72]" office:value-type="float" office:value="0.999999999999998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654383205037821" calcext:value-type="float">
            <text:p>-0.654383205</text:p>
          </table:table-cell>
          <table:table-cell/>
          <table:table-cell table:style-name="ce4" table:formula="of:=[.F25]" office:value-type="float" office:value="-0.654383205037834" calcext:value-type="float">
            <text:p>-0.654383205</text:p>
          </table:table-cell>
          <table:table-cell/>
          <table:table-cell table:formula="of:=[.M73]/[.O73]" office:value-type="float" office:value="0.99999999999998" calcext:value-type="float">
            <text:p>1</text:p>
          </table:table-cell>
          <table:table-cell table:formula="of:=[.M73]-[.O73]" office:value-type="float" office:value="0.0000000000000129896093881143" calcext:value-type="float">
            <text:p>1.30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6.80400225283" calcext:value-type="float">
            <text:p>846.8040022528</text:p>
          </table:table-cell>
          <table:table-cell/>
          <table:table-cell table:style-name="ce3" table:formula="of:=['After 200 sec tol. 1e-8'.F9]" office:value-type="float" office:value="846.804002252829" calcext:value-type="float">
            <text:p>846.8040022528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46.804002252829" calcext:value-type="float">
            <text:p>846.8040022528</text:p>
          </table:table-cell>
          <table:table-cell/>
          <table:table-cell table:style-name="ce4" table:formula="of:=[.F21]" office:value-type="float" office:value="846.804002252831" calcext:value-type="float">
            <text:p>846.8040022528</text:p>
          </table:table-cell>
          <table:table-cell/>
          <table:table-cell table:formula="of:=[.M9]/[.O9]" office:value-type="float" office:value="0.999999999999998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233.36201115203" calcext:value-type="float">
            <text:p>3233.362011152</text:p>
          </table:table-cell>
          <table:table-cell/>
          <table:table-cell table:style-name="ce3" table:formula="of:=['After 200 sec tol. 1e-8'.F10]" office:value-type="float" office:value="3233.36201115203" calcext:value-type="float">
            <text:p>3233.362011152</text:p>
          </table:table-cell>
          <table:table-cell/>
          <table:table-cell table:formula="of:=[.D10]/[.F10]" office:value-type="float" office:value="1" calcext:value-type="float">
            <text:p>1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33.36201115203" calcext:value-type="float">
            <text:p>3233.362011152</text:p>
          </table:table-cell>
          <table:table-cell/>
          <table:table-cell table:style-name="ce4" table:formula="of:=[.F22]" office:value-type="float" office:value="3233.36201115203" calcext:value-type="float">
            <text:p>3233.362011152</text:p>
          </table:table-cell>
          <table:table-cell/>
          <table:table-cell table:formula="of:=[.M10]/[.O10]" office:value-type="float" office:value="1" calcext:value-type="float">
            <text:p>1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427182914115124" calcext:value-type="float">
            <text:p>-0.4271829141</text:p>
          </table:table-cell>
          <table:table-cell/>
          <table:table-cell table:style-name="ce3" table:formula="of:=['After 200 sec tol. 1e-8'.F12]" office:value-type="float" office:value="-0.427182914115127" calcext:value-type="float">
            <text:p>-0.4271829141</text:p>
          </table:table-cell>
          <table:table-cell/>
          <table:table-cell table:formula="of:=[.D12]/[.F12]" office:value-type="float" office:value="0.999999999999993" calcext:value-type="float">
            <text:p>1</text:p>
          </table:table-cell>
          <table:table-cell table:formula="of:=[.D12]-[.F12]" office:value-type="float" office:value="2.99760216648792E-015" calcext:value-type="float">
            <text:p>2.99760216648792E-01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427182914115127" calcext:value-type="float">
            <text:p>-0.4271829141</text:p>
          </table:table-cell>
          <table:table-cell/>
          <table:table-cell table:style-name="ce4" table:formula="of:=[.F24]" office:value-type="float" office:value="-0.427182914115124" calcext:value-type="float">
            <text:p>-0.4271829141</text:p>
          </table:table-cell>
          <table:table-cell/>
          <table:table-cell table:formula="of:=[.M12]/[.O12]" office:value-type="float" office:value="1.00000000000001" calcext:value-type="float">
            <text:p>1</text:p>
          </table:table-cell>
          <table:table-cell table:formula="of:=[.M12]-[.O12]" office:value-type="float" office:value="-2.99760216648792E-015" calcext:value-type="float">
            <text:p>-3.00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654383205037821" calcext:value-type="float">
            <text:p>-0.654383205</text:p>
          </table:table-cell>
          <table:table-cell/>
          <table:table-cell table:style-name="ce3" table:formula="of:=['After 200 sec tol. 1e-8'.F13]" office:value-type="float" office:value="-0.654383205037831" calcext:value-type="float">
            <text:p>-0.654383205</text:p>
          </table:table-cell>
          <table:table-cell/>
          <table:table-cell table:formula="of:=[.D13]/[.F13]" office:value-type="float" office:value="0.999999999999985" calcext:value-type="float">
            <text:p>1</text:p>
          </table:table-cell>
          <table:table-cell table:formula="of:=[.D13]-[.F13]" office:value-type="float" office:value="9.99200722162641E-015" calcext:value-type="float">
            <text:p>9.99200722162641E-01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654383205037831" calcext:value-type="float">
            <text:p>-0.654383205</text:p>
          </table:table-cell>
          <table:table-cell/>
          <table:table-cell table:style-name="ce4" table:formula="of:=[.F25]" office:value-type="float" office:value="-0.654383205037822" calcext:value-type="float">
            <text:p>-0.654383205</text:p>
          </table:table-cell>
          <table:table-cell/>
          <table:table-cell table:formula="of:=[.M13]/[.O13]" office:value-type="float" office:value="1.00000000000001" calcext:value-type="float">
            <text:p>1</text:p>
          </table:table-cell>
          <table:table-cell table:formula="of:=[.M13]-[.O13]" office:value-type="float" office:value="-8.99280649946377E-015" calcext:value-type="float">
            <text:p>-8.99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table:formula="of:=['After 200 sec tol. 1e-8'.F15]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6.80400225283" calcext:value-type="float">
            <text:p>846.8040022528</text:p>
          </table:table-cell>
          <table:table-cell/>
          <table:table-cell table:style-name="ce3" office:value-type="float" office:value="846.804002252831" calcext:value-type="float">
            <text:p>846.8040022528</text:p>
          </table:table-cell>
          <table:table-cell/>
          <table:table-cell table:formula="of:=[.D21]/[.F21]" office:value-type="float" office:value="0.999999999999999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46.804002252829" calcext:value-type="float">
            <text:p>846.8040022528</text:p>
          </table:table-cell>
          <table:table-cell/>
          <table:table-cell table:style-name="ce4" table:formula="of:=[.F33]" office:value-type="float" office:value="846.804002252827" calcext:value-type="float">
            <text:p>846.8040022528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33.36201115203" calcext:value-type="float">
            <text:p>3233.362011152</text:p>
          </table:table-cell>
          <table:table-cell/>
          <table:table-cell table:style-name="ce3" office:value-type="float" office:value="3233.36201115203" calcext:value-type="float">
            <text:p>3233.362011152</text:p>
          </table:table-cell>
          <table:table-cell/>
          <table:table-cell table:formula="of:=[.D22]/[.F22]" office:value-type="float" office:value="1" calcext:value-type="float">
            <text:p>1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33.36201115203" calcext:value-type="float">
            <text:p>3233.362011152</text:p>
          </table:table-cell>
          <table:table-cell/>
          <table:table-cell table:style-name="ce4" table:formula="of:=[.F34]" office:value-type="float" office:value="3233.36201115201" calcext:value-type="float">
            <text:p>3233.362011152</text:p>
          </table:table-cell>
          <table:table-cell/>
          <table:table-cell table:formula="of:=[.M22]/[.O22]" office:value-type="float" office:value="1.00000000000001" calcext:value-type="float">
            <text:p>1</text:p>
          </table:table-cell>
          <table:table-cell table:formula="of:=[.M22]-[.O22]" office:value-type="float" office:value="0.0000000000200088834390044" calcext:value-type="float">
            <text:p>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427182914115124" calcext:value-type="float">
            <text:p>-0.4271829141</text:p>
          </table:table-cell>
          <table:table-cell/>
          <table:table-cell table:style-name="ce3" office:value-type="float" office:value="-0.427182914115124" calcext:value-type="float">
            <text:p>-0.4271829141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427182914115127" calcext:value-type="float">
            <text:p>-0.4271829141</text:p>
          </table:table-cell>
          <table:table-cell/>
          <table:table-cell table:style-name="ce4" table:formula="of:=[.F36]" office:value-type="float" office:value="-0.427182914115137" calcext:value-type="float">
            <text:p>-0.4271829141</text:p>
          </table:table-cell>
          <table:table-cell/>
          <table:table-cell table:formula="of:=[.M24]/[.O24]" office:value-type="float" office:value="0.999999999999977" calcext:value-type="float">
            <text:p>1</text:p>
          </table:table-cell>
          <table:table-cell table:formula="of:=[.M24]-[.O24]" office:value-type="float" office:value="9.99200722162641E-015" calcext:value-type="float">
            <text:p>9.99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54383205037821" calcext:value-type="float">
            <text:p>-0.654383205</text:p>
          </table:table-cell>
          <table:table-cell/>
          <table:table-cell table:style-name="ce3" office:value-type="float" office:value="-0.654383205037822" calcext:value-type="float">
            <text:p>-0.654383205</text:p>
          </table:table-cell>
          <table:table-cell/>
          <table:table-cell table:formula="of:=[.D25]/[.F25]" office:value-type="float" office:value="0.999999999999998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654383205037831" calcext:value-type="float">
            <text:p>-0.654383205</text:p>
          </table:table-cell>
          <table:table-cell/>
          <table:table-cell table:style-name="ce4" table:formula="of:=[.F37]" office:value-type="float" office:value="-0.654383205037867" calcext:value-type="float">
            <text:p>-0.654383205</text:p>
          </table:table-cell>
          <table:table-cell/>
          <table:table-cell table:formula="of:=[.M25]/[.O25]" office:value-type="float" office:value="0.999999999999945" calcext:value-type="float">
            <text:p>1</text:p>
          </table:table-cell>
          <table:table-cell table:formula="of:=[.M25]-[.O25]" office:value-type="float" office:value="0.0000000000000359712259978551" calcext:value-type="float">
            <text:p>3.6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6.80400225283" calcext:value-type="float">
            <text:p>846.8040022528</text:p>
          </table:table-cell>
          <table:table-cell/>
          <table:table-cell table:style-name="ce3" office:value-type="float" office:value="846.804002252827" calcext:value-type="float">
            <text:p>846.8040022528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6.804002252827" calcext:value-type="float">
            <text:p>846.8040022528</text:p>
          </table:table-cell>
          <table:table-cell/>
          <table:table-cell table:style-name="ce4" table:formula="of:=[.F21]" office:value-type="float" office:value="846.804002252831" calcext:value-type="float">
            <text:p>846.8040022528</text:p>
          </table:table-cell>
          <table:table-cell/>
          <table:table-cell table:formula="of:=[.M33]/[.O33]" office:value-type="float" office:value="0.999999999999995" calcext:value-type="float">
            <text:p>1</text:p>
          </table:table-cell>
          <table:table-cell table:formula="of:=[.M33]-[.O33]" office:value-type="float" office:value="-0.00000000000397903932025656" calcext:value-type="float">
            <text:p>-3.98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33.36201115203" calcext:value-type="float">
            <text:p>3233.362011152</text:p>
          </table:table-cell>
          <table:table-cell/>
          <table:table-cell table:style-name="ce3" office:value-type="float" office:value="3233.36201115201" calcext:value-type="float">
            <text:p>3233.362011152</text:p>
          </table:table-cell>
          <table:table-cell/>
          <table:table-cell table:formula="of:=[.D34]/[.F34]" office:value-type="float" office:value="1.00000000000001" calcext:value-type="float">
            <text:p>1</text:p>
          </table:table-cell>
          <table:table-cell table:formula="of:=[.D34]-[.F34]" office:value-type="float" office:value="0.0000000000200088834390044" calcext:value-type="float">
            <text:p>2.00088834390044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233.36201115201" calcext:value-type="float">
            <text:p>3233.362011152</text:p>
          </table:table-cell>
          <table:table-cell/>
          <table:table-cell table:style-name="ce4" table:formula="of:=[.F22]" office:value-type="float" office:value="3233.36201115203" calcext:value-type="float">
            <text:p>3233.362011152</text:p>
          </table:table-cell>
          <table:table-cell/>
          <table:table-cell table:formula="of:=[.M34]/[.O34]" office:value-type="float" office:value="0.999999999999994" calcext:value-type="float">
            <text:p>1</text:p>
          </table:table-cell>
          <table:table-cell table:formula="of:=[.M34]-[.O34]" office:value-type="float" office:value="-0.0000000000200088834390044" calcext:value-type="float">
            <text:p>-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427182914115124" calcext:value-type="float">
            <text:p>-0.4271829141</text:p>
          </table:table-cell>
          <table:table-cell/>
          <table:table-cell table:style-name="ce3" office:value-type="float" office:value="-0.427182914115137" calcext:value-type="float">
            <text:p>-0.4271829141</text:p>
          </table:table-cell>
          <table:table-cell/>
          <table:table-cell table:formula="of:=[.D36]/[.F36]" office:value-type="float" office:value="0.999999999999969" calcext:value-type="float">
            <text:p>1</text:p>
          </table:table-cell>
          <table:table-cell table:formula="of:=[.D36]-[.F36]" office:value-type="float" office:value="0.0000000000000129896093881143" calcext:value-type="float">
            <text:p>1.29896093881143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427182914115137" calcext:value-type="float">
            <text:p>-0.4271829141</text:p>
          </table:table-cell>
          <table:table-cell/>
          <table:table-cell table:style-name="ce4" table:formula="of:=[.F24]" office:value-type="float" office:value="-0.427182914115124" calcext:value-type="float">
            <text:p>-0.4271829141</text:p>
          </table:table-cell>
          <table:table-cell/>
          <table:table-cell table:formula="of:=[.M36]/[.O36]" office:value-type="float" office:value="1.00000000000003" calcext:value-type="float">
            <text:p>1</text:p>
          </table:table-cell>
          <table:table-cell table:formula="of:=[.M36]-[.O36]" office:value-type="float" office:value="-0.0000000000000129896093881143" calcext:value-type="float">
            <text:p>-1.3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54383205037821" calcext:value-type="float">
            <text:p>-0.654383205</text:p>
          </table:table-cell>
          <table:table-cell/>
          <table:table-cell table:style-name="ce3" office:value-type="float" office:value="-0.654383205037867" calcext:value-type="float">
            <text:p>-0.654383205</text:p>
          </table:table-cell>
          <table:table-cell/>
          <table:table-cell table:formula="of:=[.D37]/[.F37]" office:value-type="float" office:value="0.99999999999993" calcext:value-type="float">
            <text:p>1</text:p>
          </table:table-cell>
          <table:table-cell table:formula="of:=[.D37]-[.F37]" office:value-type="float" office:value="0.0000000000000459632332194815" calcext:value-type="float">
            <text:p>4.59632332194815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0.654383205037867" calcext:value-type="float">
            <text:p>-0.654383205</text:p>
          </table:table-cell>
          <table:table-cell/>
          <table:table-cell table:style-name="ce4" table:formula="of:=[.F25]" office:value-type="float" office:value="-0.654383205037822" calcext:value-type="float">
            <text:p>-0.654383205</text:p>
          </table:table-cell>
          <table:table-cell/>
          <table:table-cell table:formula="of:=[.M37]/[.O37]" office:value-type="float" office:value="1.00000000000007" calcext:value-type="float">
            <text:p>1</text:p>
          </table:table-cell>
          <table:table-cell table:formula="of:=[.M37]-[.O37]" office:value-type="float" office:value="-0.0000000000000449640324973188" calcext:value-type="float">
            <text:p>-4.5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6.80400225283" calcext:value-type="float">
            <text:p>846.8040022528</text:p>
          </table:table-cell>
          <table:table-cell/>
          <table:table-cell table:style-name="ce3" office:value-type="float" office:value="846.804002252831" calcext:value-type="float">
            <text:p>846.8040022528</text:p>
          </table:table-cell>
          <table:table-cell/>
          <table:table-cell table:formula="of:=[.D45]/[.F45]" office:value-type="float" office:value="0.999999999999999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46.804002252829" calcext:value-type="float">
            <text:p>846.8040022528</text:p>
          </table:table-cell>
          <table:table-cell/>
          <table:table-cell table:style-name="ce4" table:formula="of:=[.F45]" office:value-type="float" office:value="846.804002252831" calcext:value-type="float">
            <text:p>846.8040022528</text:p>
          </table:table-cell>
          <table:table-cell/>
          <table:table-cell table:formula="of:=[.M45]/[.O45]" office:value-type="float" office:value="0.999999999999998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33.36201115203" calcext:value-type="float">
            <text:p>3233.362011152</text:p>
          </table:table-cell>
          <table:table-cell/>
          <table:table-cell table:style-name="ce3" office:value-type="float" office:value="3233.36201115202" calcext:value-type="float">
            <text:p>3233.362011152</text:p>
          </table:table-cell>
          <table:table-cell/>
          <table:table-cell table:formula="of:=[.D46]/[.F46]" office:value-type="float" office:value="1" calcext:value-type="float">
            <text:p>1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33.36201115203" calcext:value-type="float">
            <text:p>3233.362011152</text:p>
          </table:table-cell>
          <table:table-cell/>
          <table:table-cell table:style-name="ce4" table:formula="of:=[.F46]" office:value-type="float" office:value="3233.36201115202" calcext:value-type="float">
            <text:p>3233.362011152</text:p>
          </table:table-cell>
          <table:table-cell/>
          <table:table-cell table:formula="of:=[.M46]/[.O46]" office:value-type="float" office:value="1" calcext:value-type="float">
            <text:p>1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427182914115124" calcext:value-type="float">
            <text:p>-0.4271829141</text:p>
          </table:table-cell>
          <table:table-cell/>
          <table:table-cell table:style-name="ce3" office:value-type="float" office:value="-0.427182914115123" calcext:value-type="float">
            <text:p>-0.4271829141</text:p>
          </table:table-cell>
          <table:table-cell/>
          <table:table-cell table:formula="of:=[.D48]/[.F48]" office:value-type="float" office:value="1" calcext:value-type="float">
            <text:p>1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427182914115127" calcext:value-type="float">
            <text:p>-0.4271829141</text:p>
          </table:table-cell>
          <table:table-cell/>
          <table:table-cell table:style-name="ce4" table:formula="of:=[.F48]" office:value-type="float" office:value="-0.427182914115123" calcext:value-type="float">
            <text:p>-0.4271829141</text:p>
          </table:table-cell>
          <table:table-cell/>
          <table:table-cell table:formula="of:=[.M48]/[.O48]" office:value-type="float" office:value="1.00000000000001" calcext:value-type="float">
            <text:p>1</text:p>
          </table:table-cell>
          <table:table-cell table:formula="of:=[.M48]-[.O48]" office:value-type="float" office:value="-3.99680288865056E-015" calcext:value-type="float">
            <text:p>-4.0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54383205037821" calcext:value-type="float">
            <text:p>-0.654383205</text:p>
          </table:table-cell>
          <table:table-cell/>
          <table:table-cell table:style-name="ce3" office:value-type="float" office:value="-0.654383205037821" calcext:value-type="float">
            <text:p>-0.654383205</text:p>
          </table:table-cell>
          <table:table-cell/>
          <table:table-cell table:formula="of:=[.D49]/[.F49]" office:value-type="float" office:value="1" calcext:value-type="float">
            <text:p>1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654383205037831" calcext:value-type="float">
            <text:p>-0.654383205</text:p>
          </table:table-cell>
          <table:table-cell/>
          <table:table-cell table:style-name="ce4" table:formula="of:=[.F49]" office:value-type="float" office:value="-0.654383205037821" calcext:value-type="float">
            <text:p>-0.654383205</text:p>
          </table:table-cell>
          <table:table-cell/>
          <table:table-cell table:formula="of:=[.M49]/[.O49]" office:value-type="float" office:value="1.00000000000002" calcext:value-type="float">
            <text:p>1</text:p>
          </table:table-cell>
          <table:table-cell table:formula="of:=[.M49]-[.O49]" office:value-type="float" office:value="-9.99200722162641E-015" calcext:value-type="float">
            <text:p>-9.99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6.804002252831" calcext:value-type="float">
            <text:p>846.8040022528</text:p>
          </table:table-cell>
          <table:table-cell/>
          <table:table-cell table:style-name="ce4" table:formula="of:=[.F33]" office:value-type="float" office:value="846.804002252827" calcext:value-type="float">
            <text:p>846.8040022528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.00000000000397903932025656" calcext:value-type="float">
            <text:p>3.98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233.36201115202" calcext:value-type="float">
            <text:p>3233.362011152</text:p>
          </table:table-cell>
          <table:table-cell/>
          <table:table-cell table:style-name="ce4" table:formula="of:=[.F34]" office:value-type="float" office:value="3233.36201115201" calcext:value-type="float">
            <text:p>3233.362011152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427182914115123" calcext:value-type="float">
            <text:p>-0.4271829141</text:p>
          </table:table-cell>
          <table:table-cell/>
          <table:table-cell table:style-name="ce4" table:formula="of:=[.F36]" office:value-type="float" office:value="-0.427182914115137" calcext:value-type="float">
            <text:p>-0.4271829141</text:p>
          </table:table-cell>
          <table:table-cell/>
          <table:table-cell table:formula="of:=[.M60]/[.O60]" office:value-type="float" office:value="0.999999999999967" calcext:value-type="float">
            <text:p>1</text:p>
          </table:table-cell>
          <table:table-cell table:formula="of:=[.M60]-[.O60]" office:value-type="float" office:value="0.000000000000013988810110277" calcext:value-type="float">
            <text:p>1.40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654383205037821" calcext:value-type="float">
            <text:p>-0.654383205</text:p>
          </table:table-cell>
          <table:table-cell/>
          <table:table-cell table:style-name="ce4" table:formula="of:=[.F37]" office:value-type="float" office:value="-0.654383205037867" calcext:value-type="float">
            <text:p>-0.654383205</text:p>
          </table:table-cell>
          <table:table-cell/>
          <table:table-cell table:formula="of:=[.M61]/[.O61]" office:value-type="float" office:value="0.99999999999993" calcext:value-type="float">
            <text:p>1</text:p>
          </table:table-cell>
          <table:table-cell table:formula="of:=[.M61]-[.O61]" office:value-type="float" office:value="0.0000000000000459632332194815" calcext:value-type="float">
            <text:p>4.60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6.804002252831" calcext:value-type="float">
            <text:p>846.8040022528</text:p>
          </table:table-cell>
          <table:table-cell/>
          <table:table-cell table:style-name="ce4" table:formula="of:=[.F21]" office:value-type="float" office:value="846.804002252831" calcext:value-type="float">
            <text:p>846.8040022528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233.36201115202" calcext:value-type="float">
            <text:p>3233.362011152</text:p>
          </table:table-cell>
          <table:table-cell/>
          <table:table-cell table:style-name="ce4" table:formula="of:=[.F22]" office:value-type="float" office:value="3233.36201115203" calcext:value-type="float">
            <text:p>3233.362011152</text:p>
          </table:table-cell>
          <table:table-cell/>
          <table:table-cell table:formula="of:=[.M70]/[.O70]" office:value-type="float" office:value="0.999999999999997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427182914115123" calcext:value-type="float">
            <text:p>-0.4271829141</text:p>
          </table:table-cell>
          <table:table-cell/>
          <table:table-cell table:style-name="ce4" table:formula="of:=[.F24]" office:value-type="float" office:value="-0.427182914115124" calcext:value-type="float">
            <text:p>-0.4271829141</text:p>
          </table:table-cell>
          <table:table-cell/>
          <table:table-cell table:formula="of:=[.M72]/[.O72]" office:value-type="float" office:value="0.999999999999998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654383205037821" calcext:value-type="float">
            <text:p>-0.654383205</text:p>
          </table:table-cell>
          <table:table-cell/>
          <table:table-cell table:style-name="ce4" table:formula="of:=[.F25]" office:value-type="float" office:value="-0.654383205037822" calcext:value-type="float">
            <text:p>-0.654383205</text:p>
          </table:table-cell>
          <table:table-cell/>
          <table:table-cell table:formula="of:=[.M73]/[.O73]" office:value-type="float" office:value="0.999999999999998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1T11:29:03.997696729</dc:date>
    <dc:creator>Stacha Petrovic</dc:creator>
    <meta:editing-duration>P6DT10H15M21S</meta:editing-duration>
    <meta:editing-cycles>118</meta:editing-cycles>
    <meta:document-statistic meta:table-count="4" meta:cell-count="1603" meta:object-count="0"/>
    <meta:user-defined meta:name="qrichtext">1</meta:user-defined>
  </office:meta>
</office:document-meta>
</file>